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font-name="AssyrianDictionary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ta_extref" style:family="table">
      <style:table-properties table:display="false"/>
    </style:style>
    <style:style style:name="T1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DejaVu Sans" fo:font-size="10pt" fo:language="en" fo:country="GB" style:font-name-asian="Times New Roman" style:language-asian="zxx" style:country-asian="none" style:font-name-complex="DejaVu Sans" style:font-size-complex="5.69999980926514pt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DejaVu Sans" style:font-size-complex="5.699999809265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<text:s/>&amp;<text:span text:style-name="T1">P412467 </text:span>= BM 08523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#project: obta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use unicod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use legacy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use math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#atf: use mylines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>
            <text:p>@tablet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table:style-name="ce4" office:value-type="string">
            <text:p>UŠ</text:p>
          </table:table-cell>
          <table:table-cell table:style-name="ce4" office:value-type="string">
            <text:p>SAG AN.&lt;NA&gt;</text:p>
          </table:table-cell>
          <table:table-cell table:style-name="ce4" office:value-type="string">
            <text:p>SAG</text:p>
          </table:table-cell>
          <table:table-cell table:style-name="ce4" office:value-type="string">
            <text:p>GAM</text:p>
          </table:table-cell>
          <table:table-cell table:style-name="ce4" office:value-type="string">
            <text:p>SAHAR</text:p>
          </table:table-cell>
          <table:table-cell table:style-name="ce4" office:value-type="string">
            <text:p>SAHAR-HI.[A]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šiddum[(longer) side]N; </text:p>
          </table:table-cell>
          <table:table-cell table:style-name="ce4" office:value-type="string">
            <text:p>pūtum[front (side)]N; elûm[upper]N; </text:p>
          </table:table-cell>
          <table:table-cell table:style-name="ce4" office:value-type="string">
            <text:p>pūtum[front (side)]N; </text:p>
          </table:table-cell>
          <table:table-cell table:style-name="ce4" office:value-type="string">
            <text:p>šuplum[depth]N; </text:p>
          </table:table-cell>
          <table:table-cell table:style-name="ce4" office:value-type="string">
            <text:p>eperum[volume]N; </text:p>
          </table:table-cell>
          <table:table-cell table:style-name="ce4" office:value-type="string">
            <text:p>eperū[volume]N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note: I am indebted to Zsombor Földi for many improvements in the reading of this text.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table:style-name="ce4" office:value-type="string">
            <text:p>40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30 &lt;KUŠ₃&gt;</text:p>
          </table:table-cell>
          <table:table-cell table:style-name="ce4" office:value-type="string">
            <text:p>7.30</text:p>
          </table:table-cell>
          <table:table-cell table:style-name="ce4" office:value-type="string">
            <text:p>5 SAR SAHAR?-[HI?.A?]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mūšar[unit]N; eperī[volume]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4" table:number-columns-repeated="3"/>
          <table:table-cell table:style-name="ce4" office:value-type="string" table:number-columns-spanned="4" table:number-rows-spanned="1">
            <text:p>iš-tu ša DUMU.MUNUS i-šar-li-im a-di x [...] </text:p>
          </table:table-cell>
          <table:covered-table-cell table:style-name="ce4"/>
          <table:covered-table-cell table:style-name="ce4"/>
          <table:covered-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table:number-columns-repeated="3"/>
          <table:table-cell table:style-name="ce4" office:value-type="string" table:number-columns-spanned="4" table:number-rows-spanned="1">
            <text:p>ištu[from]PRP; ša[that]REL; mārat[daughter]N; Išar-Lim[1]PN; adi[as far as]PRP; u; u</text:p>
          </table:table-cell>
          <table:covered-table-cell table:style-name="ce4"/>
          <table:covered-table-cell table:style-name="ce4"/>
          <table:covered-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4.</text:p>
          </table:table-cell>
          <table:table-cell table:style-name="ce4" office:value-type="string">
            <text:p>3.35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style-name="ce4" office:value-type="string">
            <text:p>1 KÙŠ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1(IKU){gana₂} 11.2/3 SAR SAHAR#-[HI.A]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mūšar[unit]N; eperī[volume]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table:style-name="ce4" table:number-columns-repeated="5"/>
          <table:table-cell table:style-name="ce4" office:value-type="string">
            <text:p>a-di EG₂ ša mu-ha-ad-di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table:number-columns-repeated="5"/>
          <table:table-cell table:style-name="ce4" office:value-type="string">
            <text:p>adi[as far as]PRP; +īku[dyke]N$īkim; ša[of]DET; +Muhaddum[]PN$Muhaddi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6.</text:p>
          </table:table-cell>
          <table:table-cell table:style-name="ce4" office:value-type="string">
            <text:p>2.3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1.30 KÙŠ </text:p>
          </table:table-cell>
          <table:table-cell table:style-name="ce4" office:value-type="string">
            <text:p>26.15</text:p>
          </table:table-cell>
          <table:table-cell table:style-name="ce4" office:value-type="string">
            <text:p>1(IKU){gana₂} 5.2/3 SAR 1-KAM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mūšar[unit]N; 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6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7.</text:p>
          </table:table-cell>
          <table:table-cell table:style-name="ce4" office:value-type="string">
            <text:p>30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style-name="ce4" office:value-type="string">
            <text:p>1 KÙŠ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10 SAR 2-KAM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mūšar[unit]N; 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6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8.</text:p>
          </table:table-cell>
          <table:table-cell table:style-name="ce4" office:value-type="string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2 KÙŠ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5.5/6 SAR 3-KAM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mūšar[unit]N; n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9.</text:p>
          </table:table-cell>
          <table:table-cell table:style-name="Default"/>
          <table:table-cell table:style-name="ce4" office:value-type="string" table:number-columns-spanned="5" table:number-rows-spanned="1">
            <text:p>7.25 NINDA UŠ 1(IKU) 1/2(IKU){gana₂} 6.5/6 SAR 2.1/2 GÍN a-di na-ba#-hu#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4" office:value-type="string" table:number-columns-spanned="5" table:number-rows-spanned="1">
            <text:p>n; nindan[unit]N; šiddim[(longer) side]N; n; n; n; mūšar[unit]N; n; šiqil[unit]N; adi[as far as]PRP; Nabahu[1]GN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/>
          <table:table-cell table:style-name="ce4"/>
          <table:table-cell table:number-columns-repeated="1021"/>
        </table:table-row>
        <table:table-row table:style-name="ro2">
          <table:table-cell office:value-type="string">
            <text:p>10.</text:p>
          </table:table-cell>
          <table:table-cell table:style-name="ce4" office:value-type="string">
            <text:p>3.15 <text:s text:c="2"/>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2 KUŠ₃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1(IKU){gana₂} 13.2/3 SAR 5 GIN₂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mūšar[unit]N; n; šiqil[unit]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1.</text:p>
          </table:table-cell>
          <table:table-cell table:style-name="ce4" table:number-columns-repeated="5"/>
          <table:table-cell table:style-name="ce4" office:value-type="string">
            <text:p>ša# {d}AMAR.UTU-mu-ša-lim#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table:number-columns-repeated="5"/>
          <table:table-cell table:style-name="ce4" office:value-type="string">
            <text:p>ša[of]DET; Marduk-mušallim[1]P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6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12.</text:p>
          </table:table-cell>
          <table:table-cell table:style-name="ce4" office:value-type="string">
            <text:p>1.40</text:p>
          </table:table-cell>
          <table:table-cell table:style-name="ce4" office:value-type="string">
            <text:p>x [...]</text:p>
          </table:table-cell>
          <table:table-cell table:style-name="ce4" office:value-type="string">
            <text:p>x [...]</text:p>
          </table:table-cell>
          <table:table-cell table:style-name="ce4" office:value-type="string">
            <text:p>x KUŠ₃</text:p>
          </table:table-cell>
          <table:table-cell table:style-name="ce4" office:value-type="string">
            <text:p>35# [(...)]</text:p>
          </table:table-cell>
          <table:table-cell table:style-name="ce4" office:value-type="string">
            <text:p>[...] SAR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u; u; </text:p>
          </table:table-cell>
          <table:table-cell table:style-name="ce4" office:value-type="string">
            <text:p>u; u; </text:p>
          </table:table-cell>
          <table:table-cell table:style-name="ce4" office:value-type="string">
            <text:p>u; ammat[unit]N; </text:p>
          </table:table-cell>
          <table:table-cell table:style-name="ce4" office:value-type="string">
            <text:p>n; u; </text:p>
          </table:table-cell>
          <table:table-cell table:style-name="ce4" office:value-type="string">
            <text:p>u; mūšar[unit]N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rest of obverse missing</text:p>
          </table:table-cell>
          <table:table-cell table:number-columns-repeated="1023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tart of reverse missing</text:p>
          </table:table-cell>
          <table:table-cell table:number-columns-repeated="1023"/>
        </table:table-row>
        <table:table-row table:style-name="ro2">
          <table:table-cell office:value-type="string">
            <text:p>1'.</text:p>
          </table:table-cell>
          <table:table-cell table:style-name="ce4" office:value-type="string">
            <text:p>1.40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style-name="ce7" office:value-type="string">
            <text:p><text:span text:style-name="T2">⸢</text:span><text:span text:style-name="T3">1 KÙŠ⸣</text:span>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...]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7" office:value-type="string">
            <text:p>n; ammat[unit]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u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3"/>
          <table:table-cell table:style-name="ce7"/>
          <table:table-cell table:style-name="ce4" table:number-columns-repeated="3"/>
          <table:table-cell table:number-columns-repeated="1016"/>
        </table:table-row>
        <table:table-row table:style-name="ro2">
          <table:table-cell office:value-type="string">
            <text:p>2'.</text:p>
          </table:table-cell>
          <table:table-cell table:style-name="Default"/>
          <table:table-cell table:style-name="ce4" office:value-type="string" table:number-columns-spanned="5" table:number-rows-spanned="1">
            <text:p>5.15 NINDA UŠ 1(ŋeš₂) 2(BURʾU){gana₂} [...] 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4" office:value-type="string" table:number-columns-spanned="5" table:number-rows-spanned="1">
            <text:p>n; nindan[unit]N; šiddim[(longer) side]N; n; n; u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'.</text:p>
          </table:table-cell>
          <table:table-cell table:style-name="Default"/>
          <table:table-cell table:style-name="ce4"/>
          <table:table-cell table:number-columns-repeated="2"/>
          <table:table-cell office:value-type="string" table:number-columns-spanned="2" table:number-rows-spanned="1">
            <text:p>a-di A.ŠÀ ri-im-[...]</text:p>
          </table:table-cell>
          <table:covered-table-cell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4"/>
          <table:table-cell table:number-columns-repeated="2"/>
          <table:table-cell office:value-type="string" table:number-columns-spanned="2" table:number-rows-spanned="1">
            <text:p>adi[as far as]PRP; eqel[field]N; +Rim-xxx[]PN$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/>
          <table:table-cell table:style-name="ce4"/>
          <table:table-cell table:number-columns-repeated="1021"/>
        </table:table-row>
        <table:table-row table:style-name="ro2">
          <table:table-cell office:value-type="string">
            <text:p>4'.</text:p>
          </table:table-cell>
          <table:table-cell table:style-name="ce4" office:value-type="string">
            <text:p>1.15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1 KÙŠ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19.2/3 SAR 5 ⸢GÍN⸣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mūšar[unit]N; n; šiqil[unit]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'.</text:p>
          </table:table-cell>
          <table:table-cell table:style-name="ce4" table:number-columns-repeated="4"/>
          <table:table-cell table:style-name="ce4" office:value-type="string" table:number-columns-spanned="3" table:number-rows-spanned="1">
            <text:p>UŠ i-ta A.ŠÀ DINGIR{+lam}-lu-mur? <text:s/></text:p>
          </table:table-cell>
          <table:covered-table-cell table:style-name="Default"/>
          <table:covered-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table:number-columns-repeated="4"/>
          <table:table-cell table:style-name="ce4" office:value-type="string" table:number-columns-spanned="3" table:number-rows-spanned="1">
            <text:p>šiddum[(longer) side]N; +ita[adjacent to]PRP$; eqel[field]N; +Ilam-lumur[]PN$</text:p>
          </table:table-cell>
          <table:covered-table-cell table:style-name="Default"/>
          <table:covered-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5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>
            <text:p>6'.</text:p>
          </table:table-cell>
          <table:table-cell table:style-name="ce4" office:value-type="string">
            <text:p>2.22.20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1 KÙŠ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1.35.1/2 SAR 7.1/2 GÍN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mūšar[unit]N; n; šiqil[unit]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/>
          <table:table-cell table:style-name="ce4" table:number-columns-repeated="6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7'.</text:p>
          </table:table-cell>
          <table:table-cell table:style-name="ce4" table:number-columns-repeated="5"/>
          <table:table-cell table:style-name="ce4" office:value-type="string">
            <text:p>a-di na-ba-hu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table:number-columns-repeated="5"/>
          <table:table-cell table:style-name="ce4" office:value-type="string">
            <text:p>adi[as far as]PRP; Nabahu[1]G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6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8'.</text:p>
          </table:table-cell>
          <table:table-cell table:style-name="ce4" office:value-type="string">
            <text:p>1.2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1.30 &lt;KUŠ₃&gt;</text:p>
          </table:table-cell>
          <table:table-cell table:style-name="ce4" office:value-type="string">
            <text:p>18.45</text:p>
          </table:table-cell>
          <table:table-cell table:style-name="ce4" office:value-type="string">
            <text:p>25 SAR SAHAR-HI.A#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mūšar[unit]N; eperī[volume]N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9'.</text:p>
          </table:table-cell>
          <table:table-cell table:style-name="ce4" office:value-type="string">
            <text:p>4.35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1 KÙŠ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1(IKU){gana₂} 8.2/3 SAR 5 GÍN#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mūšar[unit]N; n; šiqil[unit]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0'.</text:p>
          </table:table-cell>
          <table:table-cell table:style-name="ce4" table:number-columns-repeated="5"/>
          <table:table-cell table:style-name="ce4" office:value-type="string">
            <text:p>a-di ap-sa-tim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table:number-columns-repeated="5"/>
          <table:table-cell table:style-name="ce4" office:value-type="string">
            <text:p>adi[as far as]PRP; Apsatim[1]GN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6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11'.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string">
            <text:p>1 KÙŠ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1(IKU){gana₂} 15 SAR a-di A.ŠÀ {d}AMAR.UTU-mu-ša-lim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mūšar[unit]N; adi[as far as]PRP; eqel[field]N; +Marduk-mušallim[]PN$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6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12'.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2 KÙŠ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1.21.2/3 SAR 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ammat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mūšar[unit]N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13'.</text:p>
          </table:table-cell>
          <table:table-cell table:style-name="ce4"/>
          <table:table-cell table:style-name="ce4" office:value-type="string" table:number-columns-spanned="5" table:number-rows-spanned="1">
            <text:p>15.12.30 2(IKU){gana₂} 44 SAR 10 GIN₂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/>
          <table:table-cell table:style-name="ce4" office:value-type="string" table:number-columns-spanned="5" table:number-rows-spanned="1">
            <text:p>n; n; n; mūšar[unit]N; n; šiqil[unit]N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14'.</text:p>
          </table:table-cell>
          <table:table-cell table:style-name="ce4" office:value-type="string" table:number-columns-spanned="6" table:number-rows-spanned="1">
            <text:p>ŠU.NIGÍN 1/2 DANNA!(KASKAL) 4.47.30 NINDA# UŠ#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ce4" office:value-type="string" table:number-columns-spanned="6" table:number-rows-spanned="1">
            <text:p>napharum[total]N; n; bēr[unit]N; n; nindan[unit]N; šiddim[(longer) side]N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op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string">
            <text:p>1.</text:p>
          </table:table-cell>
          <table:table-cell table:style-name="Default" table:number-columns-repeated="2"/>
          <table:table-cell table:style-name="ce6" office:value-type="string" table:number-columns-spanned="4" table:number-rows-spanned="1">
            <text:p>1(EŠE₃) 3(IKU) 1/2(IKU){gana₂} 8 SAR#? SAHAR-HI.A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Default" table:number-columns-repeated="2"/>
          <table:table-cell table:style-name="ce6" office:value-type="string" table:number-columns-spanned="4" table:number-rows-spanned="1">
            <text:p>n; n; n; n; mūšar[unit]N; eperī[volume]N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table:style-name="Default"/>
          <table:table-cell table:number-columns-repeated="3"/>
          <table:table-cell table:style-name="ce6" office:value-type="string" table:number-columns-spanned="2" table:number-rows-spanned="1">
            <text:p>SAHAR-HI.A [...]</text:p>
          </table:table-cell>
          <table:covered-table-cell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number-columns-repeated="3"/>
          <table:table-cell table:style-name="ce6" office:value-type="string" table:number-columns-spanned="2" table:number-rows-spanned="1">
            <text:p>eperū[volume]N; u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5"/>
          <table:table-cell table:style-name="ce6" office:value-type="string" table:number-columns-spanned="5" table:number-rows-spanned="1">
            <text:p>{iti}APIN.DU₈.A U₄ 17-KAM %s mu {ŋeš#}tukul# šu#-[nir ...]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#lem: </text:p>
          </table:table-cell>
          <table:table-cell table:style-name="ce5"/>
          <table:table-cell table:style-name="ce6" office:value-type="string" table:number-columns-spanned="5" table:number-rows-spanned="1">
            <text:p>Arahsamnum[1]MN; ūm[day]N; n; mu[year]; tukul[weapon]; šunir[emblem]; u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Length</text:p>
          </table:table-cell>
          <table:table-cell office:value-type="string">
            <text:p>Upper width</text:p>
          </table:table-cell>
          <table:table-cell office:value-type="string">
            <text:p>Width</text:p>
          </table:table-cell>
          <table:table-cell office:value-type="string">
            <text:p>Depth</text:p>
          </table:table-cell>
          <table:table-cell table:number-columns-repeated="2" office:value-type="string">
            <text:p>Volume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40</text:p>
          </table:table-cell>
          <table:table-cell office:value-type="string">
            <text:p>0;15</text:p>
          </table:table-cell>
          <table:table-cell/>
          <table:table-cell office:value-type="string">
            <text:p>0;30 cubits</text:p>
          </table:table-cell>
          <table:table-cell office:value-type="string">
            <text:p>0;07 30</text:p>
          </table:table-cell>
          <table:table-cell office:value-type="string">
            <text:p>5 @sar @?volume?@</text:p>
          </table:table-cell>
          <table:table-cell table:number-columns-repeated="1017"/>
        </table:table-row>
        <table:table-row table:style-name="ro2">
          <table:table-cell office:value-type="string">
            <text:p>3.</text:p>
          </table:table-cell>
          <table:table-cell table:number-columns-repeated="3"/>
          <table:table-cell office:value-type="string" table:number-columns-spanned="3" table:number-rows-spanned="1">
            <text:p>From that of Itulum's daughter as far as ... [....]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>
            <text:p>215</text:p>
          </table:table-cell>
          <table:table-cell office:value-type="string">
            <text:p>0;20</text:p>
          </table:table-cell>
          <table:table-cell/>
          <table:table-cell office:value-type="string">
            <text:p>1 cubit</text:p>
          </table:table-cell>
          <table:table-cell office:value-type="string">
            <text:p>0;20</text:p>
          </table:table-cell>
          <table:table-cell office:value-type="string">
            <text:p>1 @iku 11 2/3 @sar volume</text:p>
          </table:table-cell>
          <table:table-cell table:number-columns-repeated="1017"/>
        </table:table-row>
        <table:table-row table:style-name="ro2">
          <table:table-cell office:value-type="string">
            <text:p>5.</text:p>
          </table:table-cell>
          <table:table-cell table:number-columns-repeated="5"/>
          <table:table-cell office:value-type="string">
            <text:p>As far as Muhaddum's dyke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6.</text:p>
          </table:table-cell>
          <table:table-cell office:value-type="string">
            <text:p>150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office:value-type="string">
            <text:p>1;30 cubits</text:p>
          </table:table-cell>
          <table:table-cell office:value-type="string">
            <text:p>0;26 15</text:p>
          </table:table-cell>
          <table:table-cell office:value-type="string">
            <text:p>1 @iku 5 2/3 @sar, first time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>
            <text:p>30</text:p>
          </table:table-cell>
          <table:table-cell office:value-type="string">
            <text:p>0;20</text:p>
          </table:table-cell>
          <table:table-cell/>
          <table:table-cell office:value-type="string">
            <text:p>1 cubit</text:p>
          </table:table-cell>
          <table:table-cell office:value-type="string">
            <text:p>0;20</text:p>
          </table:table-cell>
          <table:table-cell office:value-type="string">
            <text:p>10 @sar, second time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8.</text:p>
          </table:table-cell>
          <table:table-cell office:value-type="string">
            <text:p>10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office:value-type="string">
            <text:p>2 cubits</text:p>
          </table:table-cell>
          <table:table-cell office:value-type="string">
            <text:p>0;35</text:p>
          </table:table-cell>
          <table:table-cell office:value-type="string">
            <text:p>5 5/6 @sar, third time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9.</text:p>
          </table:table-cell>
          <table:table-cell/>
          <table:table-cell office:value-type="string" table:number-columns-spanned="5" table:number-rows-spanned="1">
            <text:p>445 rods length, 1 1/2 @iku, 6 5/6 @sar 2 1/2 shekels, as far as Nabahu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0.</text:p>
          </table:table-cell>
          <table:table-cell office:value-type="string">
            <text:p>195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office:value-type="string">
            <text:p>2 cubits</text:p>
          </table:table-cell>
          <table:table-cell office:value-type="string">
            <text:p>0;35</text:p>
          </table:table-cell>
          <table:table-cell office:value-type="string">
            <text:p>1 @iku 13 2/3 @sar 5 shekels</text:p>
          </table:table-cell>
          <table:table-cell table:number-columns-repeated="1017"/>
        </table:table-row>
        <table:table-row table:style-name="ro2">
          <table:table-cell office:value-type="string">
            <text:p>11.</text:p>
          </table:table-cell>
          <table:table-cell table:number-columns-repeated="5"/>
          <table:table-cell office:value-type="string">
            <text:p>That of Marduk-mušallim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2.</text:p>
          </table:table-cell>
          <table:table-cell office:value-type="string">
            <text:p>100</text:p>
          </table:table-cell>
          <table:table-cell table:number-columns-repeated="2" office:value-type="string">
            <text:p>...</text:p>
          </table:table-cell>
          <table:table-cell office:value-type="string">
            <text:p>... cubit(s)</text:p>
          </table:table-cell>
          <table:table-cell office:value-type="string">
            <text:p>0;35</text:p>
          </table:table-cell>
          <table:table-cell office:value-type="string">
            <text:p>[...] @sar</text:p>
          </table:table-cell>
          <table:table-cell table:number-columns-repeated="1017"/>
        </table:table-row>
        <table:table-row table:style-name="ro2">
          <table:table-cell office:value-type="string">
            <text:p>$ rest of obverse missing</text:p>
          </table:table-cell>
          <table:table-cell table:number-columns-repeated="1023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tart of reverse missing</text:p>
          </table:table-cell>
          <table:table-cell table:number-columns-repeated="1023"/>
        </table:table-row>
        <table:table-row table:style-name="ro2">
          <table:table-cell office:value-type="string">
            <text:p>1'.</text:p>
          </table:table-cell>
          <table:table-cell office:value-type="string">
            <text:p>100</text:p>
          </table:table-cell>
          <table:table-cell office:value-type="string">
            <text:p>0;20</text:p>
          </table:table-cell>
          <table:table-cell/>
          <table:table-cell office:value-type="string">
            <text:p>1 cubit </text:p>
          </table:table-cell>
          <table:table-cell table:number-columns-repeated="2" office:value-type="string">
            <text:p>[...]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'.</text:p>
          </table:table-cell>
          <table:table-cell/>
          <table:table-cell office:value-type="string" table:number-columns-spanned="5" table:number-rows-spanned="1">
            <text:p>315 rods length, 62 @iku [...]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3'.</text:p>
          </table:table-cell>
          <table:table-cell table:number-columns-repeated="4"/>
          <table:table-cell office:value-type="string">
            <text:p>As far as Rim-[...]'s field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4'.</text:p>
          </table:table-cell>
          <table:table-cell office:value-type="string">
            <text:p>75</text:p>
          </table:table-cell>
          <table:table-cell office:value-type="string">
            <text:p>0;15</text:p>
          </table:table-cell>
          <table:table-cell/>
          <table:table-cell office:value-type="string">
            <text:p>1 cubit</text:p>
          </table:table-cell>
          <table:table-cell office:value-type="string">
            <text:p>0;15</text:p>
          </table:table-cell>
          <table:table-cell office:value-type="string">
            <text:p>19 2/3 @sar 5 shekels</text:p>
          </table:table-cell>
          <table:table-cell table:number-columns-repeated="1017"/>
        </table:table-row>
        <table:table-row table:style-name="ro2">
          <table:table-cell office:value-type="string">
            <text:p>5'.</text:p>
          </table:table-cell>
          <table:table-cell table:number-columns-repeated="4"/>
          <table:table-cell office:value-type="string" table:number-columns-spanned="2" table:number-rows-spanned="1">
            <text:p>Length adjacent to Ilam-lumur’s field</text:p>
          </table:table-cell>
          <table:covered-table-cell/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6'.</text:p>
          </table:table-cell>
          <table:table-cell office:value-type="string">
            <text:p>82;20</text:p>
          </table:table-cell>
          <table:table-cell office:value-type="string">
            <text:p>0;15</text:p>
          </table:table-cell>
          <table:table-cell/>
          <table:table-cell office:value-type="string">
            <text:p>1 cubit</text:p>
          </table:table-cell>
          <table:table-cell office:value-type="string">
            <text:p>0;15</text:p>
          </table:table-cell>
          <table:table-cell office:value-type="string">
            <text:p>95 1/2 @sar 7 1/2 shekels</text:p>
          </table:table-cell>
          <table:table-cell table:number-columns-repeated="1017"/>
        </table:table-row>
        <table:table-row table:style-name="ro2">
          <table:table-cell office:value-type="string">
            <text:p>7'.</text:p>
          </table:table-cell>
          <table:table-cell table:number-columns-repeated="5"/>
          <table:table-cell office:value-type="string">
            <text:p>As far as Nabahu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8'.</text:p>
          </table:table-cell>
          <table:table-cell office:value-type="string">
            <text:p>80</text:p>
          </table:table-cell>
          <table:table-cell office:value-type="string">
            <text:p>0;15</text:p>
          </table:table-cell>
          <table:table-cell office:value-type="string">
            <text:p>0;10</text:p>
          </table:table-cell>
          <table:table-cell office:value-type="string">
            <text:p>1;30 cubits</text:p>
          </table:table-cell>
          <table:table-cell office:value-type="string">
            <text:p>0;18 45</text:p>
          </table:table-cell>
          <table:table-cell office:value-type="string">
            <text:p>25 @sar volume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9'.</text:p>
          </table:table-cell>
          <table:table-cell office:value-type="string">
            <text:p>275</text:p>
          </table:table-cell>
          <table:table-cell office:value-type="string">
            <text:p>0;15</text:p>
          </table:table-cell>
          <table:table-cell/>
          <table:table-cell office:value-type="string">
            <text:p>1 cubit</text:p>
          </table:table-cell>
          <table:table-cell office:value-type="string">
            <text:p>0;15</text:p>
          </table:table-cell>
          <table:table-cell office:value-type="string">
            <text:p>1 @iku 8 2/3 @sar 5 shekels</text:p>
          </table:table-cell>
          <table:table-cell table:number-columns-repeated="1017"/>
        </table:table-row>
        <table:table-row table:style-name="ro2">
          <table:table-cell office:value-type="string">
            <text:p>10'.</text:p>
          </table:table-cell>
          <table:table-cell table:number-columns-repeated="5"/>
          <table:table-cell office:value-type="string">
            <text:p>As far as Apsatum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1'.</text:p>
          </table:table-cell>
          <table:table-cell office:value-type="string">
            <text:p>5</text:p>
          </table:table-cell>
          <table:table-cell office:value-type="string">
            <text:p>0;15</text:p>
          </table:table-cell>
          <table:table-cell/>
          <table:table-cell office:value-type="string">
            <text:p>1 cubit</text:p>
          </table:table-cell>
          <table:table-cell office:value-type="string">
            <text:p>0;15</text:p>
          </table:table-cell>
          <table:table-cell office:value-type="string">
            <text:p>1 @iku 15 @sar as far as Marduk-mušallim's field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2'.</text:p>
          </table:table-cell>
          <table:table-cell office:value-type="string">
            <text:p>40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office:value-type="string">
            <text:p>2 @cubits</text:p>
          </table:table-cell>
          <table:table-cell office:value-type="string">
            <text:p>0;35</text:p>
          </table:table-cell>
          <table:table-cell office:value-type="string">
            <text:p>81 2/3 @sar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3'.</text:p>
          </table:table-cell>
          <table:table-cell/>
          <table:table-cell office:value-type="string" table:number-columns-spanned="5" table:number-rows-spanned="1">
            <text:p>912 (rods length), 2 @iku 44 @sar 10 shekel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4'.</text:p>
          </table:table-cell>
          <table:table-cell office:value-type="string" table:number-columns-spanned="6" table:number-rows-spanned="1">
            <text:p>Total: 1/2 league 287;30 rods length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@top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table:number-columns-repeated="2"/>
          <table:table-cell office:value-type="string" table:number-columns-spanned="4" table:number-rows-spanned="1">
            <text:p>9 1/2 @iku 8 @sar volume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>
            <text:p>2.</text:p>
          </table:table-cell>
          <table:table-cell table:number-columns-repeated="4"/>
          <table:table-cell office:value-type="string" table:number-columns-spanned="2" table:number-rows-spanned="1">
            <text:p>Volume [...]</text:p>
          </table:table-cell>
          <table:covered-table-cell/>
          <table:table-cell table:number-columns-repeated="1017"/>
        </table:table-row>
        <table:table-row table:style-name="ro2">
          <table:table-cell office:value-type="string">
            <text:p>3.</text:p>
          </table:table-cell>
          <table:table-cell/>
          <table:table-cell office:value-type="string" table:number-columns-spanned="5" table:number-rows-spanned="1">
            <text:p>Arahsamnum, day 17, year: weapon-emblem [...]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2"/>
        <table:table-column table:style-name="co1" table:default-cell-style-name="ce8"/>
        <table:table-column table:style-name="co1" table:number-columns-repeated="5" table:default-cell-style-name="ce2"/>
        <table:table-row table:style-name="ro2" table:number-rows-repeated="2">
          <table:table-cell table:style-name="Default" table:number-columns-repeated="7"/>
        </table:table-row>
        <table:table-row table:style-name="ro2">
          <table:table-cell office:value-type="string">
            <text:p>1.</text:p>
          </table:table-cell>
          <table:table-cell table:style-name="ce2" office:value-type="string">
            <text:p>Length</text:p>
          </table:table-cell>
          <table:table-cell office:value-type="string">
            <text:p>Upper width</text:p>
          </table:table-cell>
          <table:table-cell office:value-type="string">
            <text:p>Width</text:p>
          </table:table-cell>
          <table:table-cell office:value-type="string">
            <text:p>Depth</text:p>
          </table:table-cell>
          <table:table-cell table:number-columns-repeated="2" office:value-type="string">
            <text:p>Volume</text:p>
          </table:table-cell>
        </table:table-row>
        <table:table-row table:style-name="ro2">
          <table:table-cell office:value-type="string">
            <text:p>2.</text:p>
          </table:table-cell>
          <table:table-cell office:value-type="float" office:value="40">
            <text:p>40</text:p>
          </table:table-cell>
          <table:table-cell office:value-type="string">
            <text:p>0;15</text:p>
          </table:table-cell>
          <table:table-cell/>
          <table:table-cell office:value-type="string">
            <text:p>0;30 cubits</text:p>
          </table:table-cell>
          <table:table-cell office:value-type="string">
            <text:p>7;30</text:p>
          </table:table-cell>
          <table:table-cell office:value-type="string">
            <text:p>5 @sar @?volume?@</text:p>
          </table:table-cell>
        </table:table-row>
        <table:table-row table:style-name="ro2">
          <table:table-cell office:value-type="string">
            <text:p>4.</text:p>
          </table:table-cell>
          <table:table-cell office:value-type="float" office:value="215">
            <text:p>215</text:p>
          </table:table-cell>
          <table:table-cell office:value-type="string">
            <text:p>0;20</text:p>
          </table:table-cell>
          <table:table-cell/>
          <table:table-cell office:value-type="string">
            <text:p>1 cubit</text:p>
          </table:table-cell>
          <table:table-cell office:value-type="string">
            <text:p>20</text:p>
          </table:table-cell>
          <table:table-cell office:value-type="string">
            <text:p>1 @iku 11 2/3 @sar volume</text:p>
          </table:table-cell>
        </table:table-row>
        <table:table-row table:style-name="ro2">
          <table:table-cell office:value-type="string">
            <text:p>6.</text:p>
          </table:table-cell>
          <table:table-cell office:value-type="float" office:value="150">
            <text:p>150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office:value-type="string">
            <text:p>1;30 cubits</text:p>
          </table:table-cell>
          <table:table-cell office:value-type="string">
            <text:p>26;15</text:p>
          </table:table-cell>
          <table:table-cell office:value-type="string">
            <text:p>1 @iku 5 2/3 @sar, first time</text:p>
          </table:table-cell>
        </table:table-row>
        <table:table-row table:style-name="ro2">
          <table:table-cell office:value-type="string">
            <text:p>7.</text:p>
          </table:table-cell>
          <table:table-cell office:value-type="float" office:value="30">
            <text:p>30</text:p>
          </table:table-cell>
          <table:table-cell office:value-type="string">
            <text:p>0;20</text:p>
          </table:table-cell>
          <table:table-cell/>
          <table:table-cell office:value-type="string">
            <text:p>1 cubit</text:p>
          </table:table-cell>
          <table:table-cell office:value-type="string">
            <text:p>20</text:p>
          </table:table-cell>
          <table:table-cell office:value-type="string">
            <text:p>10 @sar, second time</text:p>
          </table:table-cell>
        </table:table-row>
        <table:table-row table:style-name="ro2">
          <table:table-cell office:value-type="string">
            <text:p>8.</text:p>
          </table:table-cell>
          <table:table-cell office:value-type="float" office:value="10">
            <text:p>10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office:value-type="string">
            <text:p>2 cubits</text:p>
          </table:table-cell>
          <table:table-cell office:value-type="string">
            <text:p>35</text:p>
          </table:table-cell>
          <table:table-cell office:value-type="string">
            <text:p>5 5/6 @sar, third time</text:p>
          </table:table-cell>
        </table:table-row>
        <table:table-row table:style-name="ro2">
          <table:table-cell office:value-type="string">
            <text:p>9.</text:p>
          </table:table-cell>
          <table:table-cell table:style-name="ce2"/>
          <table:table-cell office:value-type="string" table:number-columns-spanned="5" table:number-rows-spanned="1">
            <text:p>445 rods length, 1 1/2 @iku, 6 5/6 @sar 2 1/2 shekels, as far as Nabahu</text:p>
          </table:table-cell>
          <table:covered-table-cell table:number-columns-repeated="4"/>
        </table:table-row>
        <table:table-row table:style-name="ro2">
          <table:table-cell/>
          <table:table-cell table:formula="of:=SUM([.B4:.B8])" office:value-type="float" office:value="445">
            <text:p>445</text:p>
          </table:table-cell>
          <table:table-cell table:number-columns-repeated="5"/>
        </table:table-row>
        <table:table-row table:style-name="ro2">
          <table:table-cell office:value-type="string">
            <text:p>10.</text:p>
          </table:table-cell>
          <table:table-cell table:style-name="ce2" office:value-type="string">
            <text:p>195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office:value-type="string">
            <text:p>2 cubits</text:p>
          </table:table-cell>
          <table:table-cell office:value-type="string">
            <text:p>35</text:p>
          </table:table-cell>
          <table:table-cell office:value-type="string">
            <text:p>1 @iku 13 2/3 @sar 5 shekels</text:p>
          </table:table-cell>
        </table:table-row>
        <table:table-row table:style-name="ro2">
          <table:table-cell office:value-type="string">
            <text:p>12.</text:p>
          </table:table-cell>
          <table:table-cell table:style-name="ce2" office:value-type="string">
            <text:p>100</text:p>
          </table:table-cell>
          <table:table-cell table:number-columns-repeated="2" office:value-type="string">
            <text:p>...</text:p>
          </table:table-cell>
          <table:table-cell office:value-type="string">
            <text:p>... cubit(s)</text:p>
          </table:table-cell>
          <table:table-cell office:value-type="string">
            <text:p>35 [(...)]</text:p>
          </table:table-cell>
          <table:table-cell office:value-type="string">
            <text:p>[...] @sar</text:p>
          </table:table-cell>
        </table:table-row>
        <table:table-row table:style-name="ro2">
          <table:table-cell office:value-type="string">
            <text:p>$ start of reverse missing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>
            <text:p>1'.</text:p>
          </table:table-cell>
          <table:table-cell table:style-name="ce2" office:value-type="string">
            <text:p>100</text:p>
          </table:table-cell>
          <table:table-cell office:value-type="string">
            <text:p>0;20</text:p>
          </table:table-cell>
          <table:table-cell/>
          <table:table-cell office:value-type="string">
            <text:p>1 cubit </text:p>
          </table:table-cell>
          <table:table-cell table:number-columns-repeated="2" office:value-type="string">
            <text:p>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>
            <text:p>2'.</text:p>
          </table:table-cell>
          <table:table-cell table:style-name="ce2"/>
          <table:table-cell office:value-type="string" table:number-columns-spanned="5" table:number-rows-spanned="1">
            <text:p>315 rods length, 62 @iku [...]</text:p>
          </table:table-cell>
          <table:covered-table-cell table:number-columns-repeated="4"/>
        </table:table-row>
        <table:table-row table:style-name="ro2">
          <table:table-cell office:value-type="string">
            <text:p>3'.</text:p>
          </table:table-cell>
          <table:table-cell table:style-name="ce2"/>
          <table:table-cell table:number-columns-repeated="3"/>
          <table:table-cell office:value-type="string">
            <text:p>As far as Rim-[...]'s field</text:p>
          </table:table-cell>
          <table:table-cell/>
        </table:table-row>
        <table:table-row table:style-name="ro2">
          <table:table-cell office:value-type="string">
            <text:p>$ single ruling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>
            <text:p>4'.</text:p>
          </table:table-cell>
          <table:table-cell office:value-type="float" office:value="75">
            <text:p>75</text:p>
          </table:table-cell>
          <table:table-cell office:value-type="string">
            <text:p>0;15</text:p>
          </table:table-cell>
          <table:table-cell/>
          <table:table-cell office:value-type="string">
            <text:p>1 cubit</text:p>
          </table:table-cell>
          <table:table-cell office:value-type="string">
            <text:p>15</text:p>
          </table:table-cell>
          <table:table-cell office:value-type="string">
            <text:p>19 2/3 @sar 5 shekels</text:p>
          </table:table-cell>
        </table:table-row>
        <table:table-row table:style-name="ro2">
          <table:table-cell office:value-type="string">
            <text:p>5'.</text:p>
          </table:table-cell>
          <table:table-cell table:number-columns-repeated="4"/>
          <table:table-cell office:value-type="string" table:number-columns-spanned="2" table:number-rows-spanned="1">
            <text:p>Length adjacent to @?Lamassatum-lulim?@</text:p>
          </table:table-cell>
          <table:covered-table-cell/>
        </table:table-row>
        <table:table-row table:style-name="ro2">
          <table:table-cell office:value-type="string">
            <text:p>$ single ruling</text:p>
          </table:table-cell>
          <table:table-cell table:number-columns-repeated="6"/>
        </table:table-row>
        <table:table-row table:style-name="ro2">
          <table:table-cell office:value-type="string">
            <text:p>6'.</text:p>
          </table:table-cell>
          <table:table-cell office:value-type="float" office:value="82.3333">
            <text:p>82.33</text:p>
          </table:table-cell>
          <table:table-cell office:value-type="string">
            <text:p>0;15</text:p>
          </table:table-cell>
          <table:table-cell/>
          <table:table-cell office:value-type="string">
            <text:p>1 cubit</text:p>
          </table:table-cell>
          <table:table-cell office:value-type="string">
            <text:p>15</text:p>
          </table:table-cell>
          <table:table-cell office:value-type="string">
            <text:p>95 1/2 @sar 7 1/2 shekels</text:p>
          </table:table-cell>
        </table:table-row>
        <table:table-row table:style-name="ro2">
          <table:table-cell office:value-type="string">
            <text:p>7'.</text:p>
          </table:table-cell>
          <table:table-cell table:number-columns-repeated="5"/>
          <table:table-cell office:value-type="string">
            <text:p>As far as Nabahu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6"/>
        </table:table-row>
        <table:table-row table:style-name="ro2">
          <table:table-cell office:value-type="string">
            <text:p>8'.</text:p>
          </table:table-cell>
          <table:table-cell office:value-type="float" office:value="80">
            <text:p>80</text:p>
          </table:table-cell>
          <table:table-cell office:value-type="string">
            <text:p>0;15</text:p>
          </table:table-cell>
          <table:table-cell office:value-type="string">
            <text:p>0;10</text:p>
          </table:table-cell>
          <table:table-cell office:value-type="string">
            <text:p>1;30 cubits</text:p>
          </table:table-cell>
          <table:table-cell office:value-type="string">
            <text:p>18;45</text:p>
          </table:table-cell>
          <table:table-cell office:value-type="string">
            <text:p>25 @sar volume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6"/>
        </table:table-row>
        <table:table-row table:style-name="ro2">
          <table:table-cell office:value-type="string">
            <text:p>9'.</text:p>
          </table:table-cell>
          <table:table-cell office:value-type="float" office:value="275">
            <text:p>275</text:p>
          </table:table-cell>
          <table:table-cell office:value-type="string">
            <text:p>0;15</text:p>
          </table:table-cell>
          <table:table-cell/>
          <table:table-cell office:value-type="string">
            <text:p>1 cubit</text:p>
          </table:table-cell>
          <table:table-cell office:value-type="string">
            <text:p>15</text:p>
          </table:table-cell>
          <table:table-cell office:value-type="string">
            <text:p>1 @iku 8 2/3 @sar 5 shekels</text:p>
          </table:table-cell>
        </table:table-row>
        <table:table-row table:style-name="ro2">
          <table:table-cell office:value-type="string">
            <text:p>10'.</text:p>
          </table:table-cell>
          <table:table-cell table:number-columns-repeated="5"/>
          <table:table-cell office:value-type="string">
            <text:p>As far as Apsatum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6"/>
        </table:table-row>
        <table:table-row table:style-name="ro2">
          <table:table-cell office:value-type="string">
            <text:p>11'.</text:p>
          </table:table-cell>
          <table:table-cell office:value-type="float" office:value="5">
            <text:p>5</text:p>
          </table:table-cell>
          <table:table-cell office:value-type="string">
            <text:p>0;15</text:p>
          </table:table-cell>
          <table:table-cell/>
          <table:table-cell office:value-type="string">
            <text:p>1 cubit</text:p>
          </table:table-cell>
          <table:table-cell office:value-type="string">
            <text:p>15</text:p>
          </table:table-cell>
          <table:table-cell office:value-type="string">
            <text:p>1 @iku 15 @sar as far as Marduk-mušallim's field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6"/>
        </table:table-row>
        <table:table-row table:style-name="ro2">
          <table:table-cell office:value-type="string">
            <text:p>12'.</text:p>
          </table:table-cell>
          <table:table-cell office:value-type="float" office:value="40">
            <text:p>40</text:p>
          </table:table-cell>
          <table:table-cell office:value-type="string">
            <text:p>0;20</text:p>
          </table:table-cell>
          <table:table-cell office:value-type="string">
            <text:p>0;15</text:p>
          </table:table-cell>
          <table:table-cell office:value-type="string">
            <text:p>2 @cubits</text:p>
          </table:table-cell>
          <table:table-cell office:value-type="string">
            <text:p>35</text:p>
          </table:table-cell>
          <table:table-cell office:value-type="string">
            <text:p>81 2/3 @sar</text:p>
          </table:table-cell>
        </table:table-row>
        <table:table-row table:style-name="ro2">
          <table:table-cell/>
          <table:table-cell table:formula="of:=SUM([.B19:.B32])" office:value-type="float" office:value="557.3333">
            <text:p>557.33</text:p>
          </table:table-cell>
          <table:table-cell table:number-columns-repeated="5"/>
        </table:table-row>
        <table:table-row table:style-name="ro2">
          <table:table-cell office:value-type="string">
            <text:p>13'.</text:p>
          </table:table-cell>
          <table:table-cell table:style-name="ce2"/>
          <table:table-cell office:value-type="string" table:number-columns-spanned="5" table:number-rows-spanned="1">
            <text:p>912 (rods length), 2 @iku 44 @sar 10 shekels</text:p>
          </table:table-cell>
          <table:covered-table-cell table:number-columns-repeated="4"/>
        </table:table-row>
        <table:table-row table:style-name="ro2">
          <table:table-cell office:value-type="string">
            <text:p>$ single ruling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>
            <text:p>14'.</text:p>
          </table:table-cell>
          <table:table-cell table:style-name="ce2" office:value-type="string" table:number-columns-spanned="6" table:number-rows-spanned="1">
            <text:p>Total: 1/2 league 287;30 rods length</text:p>
          </table:table-cell>
          <table:covered-table-cell table:number-columns-repeated="5"/>
        </table:table-row>
        <table:table-row table:style-name="ro2">
          <table:table-cell office:value-type="string">
            <text:p>@top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>
            <text:p>1.</text:p>
          </table:table-cell>
          <table:table-cell table:style-name="ce2"/>
          <table:table-cell/>
          <table:table-cell office:value-type="string" table:number-columns-spanned="4" table:number-rows-spanned="1">
            <text:p>9 1/2 @iku 8 @sar volume</text:p>
          </table:table-cell>
          <table:covered-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2:1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7T11:42:34</meta:creation-date>
    <dc:date>2012-06-16T22:19:56</dc:date>
    <meta:editing-duration>PT10H44M42S</meta:editing-duration>
    <meta:editing-cycles>25</meta:editing-cycles>
    <meta:generator>NeoOffice/3.2.1$Unix OpenOffice.org_project/Patch 5</meta:generator>
    <dc:creator>Eleanor Robson</dc:creator>
    <meta:document-statistic meta:table-count="3" meta:cell-count="556" meta:object-count="0"/>
  </office:meta>
</office:document-meta>
</file>